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582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39cm" fo:min-width="2.583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Config">
      <style:graphic-properties draw:stroke="solid" svg:stroke-width="0.018cm" svg:stroke-color="#000000" draw:marker-start-width="0.227cm" draw:marker-end-width="0.227cm" draw:fill="solid" draw:fill-color="#198a8a" fo:min-height="0.732cm" fo:min-width="4.482cm" fo:padding-top="0.134cm" fo:padding-bottom="0.134cm" fo:padding-left="0.259cm" fo:padding-right="0.259cm" loext:decorative="false"/>
    </style:style>
    <style:style style:name="gr2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482cm" fo:padding-top="0.134cm" fo:padding-bottom="0.134cm" fo:padding-left="0.259cm" fo:padding-right="0.259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Config">
      <style:graphic-properties draw:stroke="solid" svg:stroke-width="0.018cm" svg:stroke-color="#000000" draw:marker-start-width="0.227cm" draw:marker-end-width="0.227cm" draw:fill="solid" draw:fill-color="#ff950e" draw:textarea-horizontal-align="center" draw:textarea-vertical-align="middle" fo:min-height="1.732cm" fo:min-width="2.582cm" fo:padding-top="0.134cm" fo:padding-bottom="0.134cm" fo:padding-left="0.259cm" fo:padding-right="0.259cm" loext:decorative="false"/>
    </style:style>
    <style:style style:name="gr24" style:family="graphic" style:parent-style-name="Contrib">
      <style:graphic-properties fo:min-height="1.716cm" fo:min-width="10.466cm" loext:decorative="false"/>
    </style:style>
    <style:style style:name="gr25" style:family="graphic" style:parent-style-name="Dependency_20_item">
      <style:graphic-properties fo:min-height="1.716cm" fo:min-width="5.466cm" loext:decorative="false"/>
    </style:style>
    <style:style style:name="gr26" style:family="graphic" style:parent-style-name="Dependency_20_item">
      <style:graphic-properties fo:min-height="1.716cm" fo:min-width="11.466cm" loext:decorative="false"/>
    </style:style>
    <style:style style:name="gr27" style:family="graphic" style:parent-style-name="Contrib">
      <style:graphic-properties loext:decorative="false"/>
    </style:style>
    <style:style style:name="gr28" style:family="graphic" style:parent-style-name="LGD">
      <style:graphic-properties loext:decorative="false"/>
    </style:style>
    <style:style style:name="gr29" style:family="graphic" style:parent-style-name="Contrib">
      <style:graphic-properties fo:min-height="1.716cm" fo:min-width="4.46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P11" style:family="paragraph">
      <loext:graphic-properties draw:fill="solid" draw:fill-color="#198a8a"/>
    </style:style>
    <style:style style:name="P12" style:family="paragraph">
      <loext:graphic-properties draw:fill="none" draw:fill-color="#ffffff"/>
      <style:text-properties fo:color="#ffffff" loext:opacity="100%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ffffff" loext:opacity="100%"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.1cm" svg:height="2cm" svg:x="5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" draw:text-style-name="P2" draw:layer="layout" svg:width="2.25cm" svg:height="1cm" svg:x="6.25cm" svg:y="13.35cm">
          <draw:text-box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7.4cm" svg:y1="15cm" svg:x2="7.4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4.75cm" svg:height="1cm" svg:x="17.95cm" svg:y="7cm">
          <draw:text-box>
            <text:p><text:span text:style-name="T2">Title sort field</text:span></text:p>
          </draw:text-box>
        </draw:frame>
        <draw:line draw:style-name="gr14" draw:text-style-name="P1" draw:layer="layout" svg:x1="7.45cm" svg:y1="11cm" svg:x2="7.45cm" svg:y2="13cm">
          <text:p/>
        </draw:line>
        <draw:frame draw:style-name="gr7" draw:text-style-name="P2" draw:layer="layout" svg:width="4cm" svg:height="0.962cm" svg:x="8cm" svg:y="11.45cm">
          <draw:text-box>
            <text:p>View field</text:p>
          </draw:text-box>
        </draw:frame>
      </draw:page>
      <draw:page draw:name="page7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7" draw:layer="layout" svg:width="3cm" svg:height="2cm" svg:x="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14" draw:layer="layout" svg:width="5cm" svg:height="1cm" svg:x="5cm" svg:y="4cm">
          <draw:text-box>
            <text:p text:style-name="P13">Channel type A</text:p>
          </draw:text-box>
        </draw:frame>
        <draw:frame draw:style-name="gr2" draw:text-style-name="P14" draw:layer="layout" svg:width="5.5cm" svg:height="1cm" svg:x="18cm" svg:y="4cm">
          <draw:text-box>
            <text:p text:style-name="P13">Entry type A</text:p>
          </draw:text-box>
        </draw:frame>
        <draw:frame draw:style-name="gr22" draw:text-style-name="P14" draw:layer="layout" svg:width="2.25cm" svg:height="1.673cm" svg:x="3.95cm" svg:y="13.15cm">
          <draw:text-box>
            <text:p text:style-name="P13">List</text:p>
            <text:p text:style-name="P13">View</text:p>
          </draw:text-box>
        </draw:frame>
        <draw:frame draw:style-name="gr2" draw:text-style-name="P14" draw:layer="layout" svg:width="2.25cm" svg:height="1cm" svg:x="6.25cm" svg:y="16.85cm">
          <draw:text-box>
            <text:p text:style-name="P13">Index</text:p>
          </draw:text-box>
        </draw:frame>
        <draw:frame draw:style-name="gr13" draw:text-style-name="P14" draw:layer="layout" svg:width="4cm" svg:height="1.75cm" svg:x="12cm" svg:y="8.25cm">
          <draw:text-box>
            <text:p text:style-name="P13">Channel</text:p>
            <text:p text:style-name="P13"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6.5cm" svg:y1="15cm" svg:x2="6.5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4" draw:layer="layout" svg:width="8cm" svg:height="1cm" svg:x="18cm" svg:y="13cm">
          <draw:text-box>
            <text:p text:style-name="P13">Admin-created config</text:p>
          </draw:text-box>
        </draw:frame>
        <draw:frame draw:style-name="gr2" draw:text-style-name="P14" draw:layer="layout" svg:width="8cm" svg:height="1cm" svg:x="18cm" svg:y="15cm">
          <draw:text-box>
            <text:p text:style-name="P13">Finders-created config</text:p>
          </draw:text-box>
        </draw:frame>
        <draw:frame draw:style-name="gr2" draw:text-style-name="P14" draw:layer="layout" svg:width="8cm" svg:height="1cm" svg:x="18cm" svg:y="17cm">
          <draw:text-box>
            <text:p text:style-name="P13">Code-defined fields</text:p>
          </draw:text-box>
        </draw:frame>
        <draw:frame draw:style-name="gr19" draw:text-style-name="P14" draw:layer="layout" svg:width="4cm" svg:height="2.384cm" svg:x="12cm" svg:y="5.116cm">
          <draw:text-box>
            <text:p text:style-name="P13">Channel types</text:p>
            <text:p text:style-name="P13"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4.75cm" svg:height="1cm" svg:x="17.95cm" svg:y="7cm">
          <draw:text-box>
            <text:p text:style-name="P13"><text:span text:style-name="T2">Title sort field</text:span></text:p>
          </draw:text-box>
        </draw:frame>
        <draw:line draw:style-name="gr14" draw:text-style-name="P1" draw:layer="layout" svg:x1="5.45cm" svg:y1="11cm" svg:x2="5.45cm" svg:y2="13cm">
          <text:p/>
        </draw:line>
        <draw:polygon draw:style-name="gr23" draw:text-style-name="P9" draw:layer="layout" svg:width="2.999cm" svg:height="1.998cm" svg:x="8cm" svg:y="13cm" svg:viewBox="0 0 3000 1999" draw:points="0,1999 0,0 3000,0 3000,1999">
          <text:p/>
        </draw:polygon>
        <draw:line draw:style-name="gr14" draw:text-style-name="P1" draw:layer="layout" svg:x1="9.55cm" svg:y1="11cm" svg:x2="9.55cm" svg:y2="13cm">
          <text:p/>
        </draw:line>
        <draw:frame draw:style-name="gr7" draw:text-style-name="P14" draw:layer="layout" svg:width="4cm" svg:height="0.962cm" svg:x="10.1cm" svg:y="11.45cm">
          <draw:text-box>
            <text:p text:style-name="P13">View fields</text:p>
          </draw:text-box>
        </draw:frame>
        <draw:frame draw:style-name="gr19" draw:text-style-name="P14" draw:layer="layout" svg:width="3.2cm" svg:height="2.384cm" svg:x="8.05cm" svg:y="13.15cm">
          <draw:text-box>
            <text:p text:style-name="P13">Calendar</text:p>
            <text:p text:style-name="P13">View</text:p>
          </draw:text-box>
        </draw:frame>
        <draw:line draw:style-name="gr15" draw:text-style-name="P1" draw:layer="layout" svg:x1="8.4cm" svg:y1="15cm" svg:x2="8.4cm" svg:y2="16cm">
          <text:p/>
        </draw:line>
        <draw:frame draw:style-name="gr2" draw:text-style-name="P15" draw:layer="layout" svg:width="4.75cm" svg:height="1cm" svg:x="17.95cm" svg:y="7cm">
          <draw:text-box>
            <text:p text:style-name="P13"><text:span text:style-name="T2">Title sort field</text:span></text:p>
          </draw:text-box>
        </draw:frame>
        <draw:custom-shape draw:style-name="gr20" draw:text-style-name="P11" draw:layer="layout" svg:width="5cm" svg:height="1cm" svg:x="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5" draw:layer="layout" svg:width="4.75cm" svg:height="1cm" svg:x="17.95cm" svg:y="9cm">
          <draw:text-box>
            <text:p text:style-name="P13"><text:span text:style-name="T2">Date field</text:span></text:p>
          </draw:text-box>
        </draw:frame>
      </draw:page>
      <draw:page draw:name="page8" draw:style-name="dp1" draw:master-page-name="Default">
        <draw:custom-shape draw:style-name="gr24" draw:layer="layout" svg:width="11cm" svg:height="2cm" svg:x="1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12.35cm" svg:y="9.3cm">
          <draw:text-box>
            <text:p>Finders</text:p>
          </draw:text-box>
        </draw:frame>
        <draw:custom-shape draw:style-name="gr25" draw:layer="layout" svg:width="6cm" svg:height="2cm" svg:x="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5.3cm" svg:y="9.3cm">
          <draw:text-box>
            <text:p>LGD Core</text:p>
          </draw:text-box>
        </draw:frame>
        <draw:custom-shape draw:style-name="gr26" draw:layer="layout" svg:width="12cm" svg:height="2cm" svg:x="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" draw:layer="layout" svg:width="7.95cm" svg:height="1.673cm" svg:x="5.3cm" svg:y="6.3cm">
          <draw:text-box>
            <text:p>LGD Directories</text:p>
          </draw:text-box>
        </draw:frame>
        <draw:custom-shape draw:style-name="gr27" draw:layer="layout" svg:width="5cm" svg:height="2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18.3cm" svg:y="6.3cm">
          <draw:text-box>
            <text:p>Finders Events</text:p>
          </draw:text-box>
        </draw:frame>
        <draw:custom-shape draw:style-name="gr28" draw:layer="layout" svg:width="5cm" svg:height="2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18.3cm" svg:y="3.3cm">
          <draw:text-box>
            <text:p>LGD Events</text:p>
          </draw:text-box>
        </draw:frame>
        <draw:frame draw:style-name="gr2" draw:text-style-name="P2" draw:layer="layout" svg:width="5cm" svg:height="1cm" svg:x="12.35cm" svg:y="9.3cm">
          <draw:text-box>
            <text:p>Finders</text:p>
          </draw:text-box>
        </draw:frame>
        <draw:custom-shape draw:style-name="gr29" draw:layer="layout" svg:width="5cm" svg:height="2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18.3cm" svg:y="6.3cm">
          <draw:text-box>
            <text:p>Finders Event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  <style:style style:name="Dependency_20_item" style:display-name="Dependency item" style:family="graphic" style:parent-style-name="standard">
      <style:graphic-properties draw:stroke="solid" svg:stroke-width="0.035cm" svg:stroke-color="#000000" draw:marker-start-width="0.252cm" draw:marker-start-center="false" draw:marker-end-width="0.252cm" draw:marker-end-center="false" svg:stroke-opacity="100%" draw:stroke-linejoin="round" svg:stroke-linecap="butt" draw:fill="solid" draw:fill-color="#ffff9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75cm" fo:min-width="4.5cm" fo:padding-top="0.142cm" fo:padding-bottom="0.142cm" fo:padding-left="0.267cm" fo:padding-right="0.267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pendency_20_item" style:display-name="Dependency item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-automatic="false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ontrib" style:family="graphic" style:parent-style-name="Dependency_20_item">
      <style:graphic-properties draw:fill="solid" draw:fill-color="#00b8ff"/>
    </style:style>
    <style:style style:name="LGD" style:family="graphic" style:parent-style-name="Dependency_20_item"/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10T11:04:25.803954000</dc:date>
    <dc:creator>Joachim Noreiko</dc:creator>
    <meta:editing-duration>P1DT3H14M6S</meta:editing-duration>
    <meta:editing-cycles>53</meta:editing-cycles>
    <meta:generator>LibreOffice/26.2.0.3$MacOSX_AARCH64 LibreOffice_project/afbbd0df0edb6d40b450b0337ac646b0913a760c</meta:generator>
    <meta:print-date>2026-02-04T10:54:14.404139000</meta:print-date>
    <meta:printed-by>PDF files: Joachim Noreiko</meta:printed-by>
    <meta:document-statistic meta:object-count="126"/>
  </office:meta>
</office:document-meta>
</file>